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570000013209D7BD4F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 style:list-style-name="L1">
      <style:text-properties style:font-name="DejaVu Sans Mono" fo:font-size="14pt" style:font-size-asian="14pt" style:font-size-complex="14pt"/>
    </style:style>
    <style:style style:name="P7" style:family="paragraph" style:parent-style-name="Standard">
      <style:text-properties style:font-name="DejaVu Sans Mono"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DejaVu Sans Mono" fo:font-size="10pt" style:font-size-asian="10pt" style:font-size-complex="10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.E.E.R.</text:p>
      <text:p text:style-name="P2"/>
      <text:p text:style-name="P4">USERNAMES AND ACCESS</text:p>
      <text:p text:style-name="P1"/>
      <text:list xml:id="list20506687" text:style-name="L1">
        <text:list-item>
          <text:p text:style-name="P6">User Guide: All</text:p>
        </text:list-item>
        <text:list-item>
          <text:p text:style-name="P6">2010_1006</text:p>
        </text:list-item>
        <text:list-item>
          <text:p text:style-name="P6">Guide version 1 (for skeleton SNAPSHOT_SVN_2010_1005)</text:p>
        </text:list-item>
      </text:list>
      <text:p text:style-name="P1"/>
      <text:p text:style-name="P5"/>
      <text:p text:style-name="P5">SUMMARY</text:p>
      <text:p text:style-name="P5"/>
      <text:p text:style-name="P5"><text:tab/><text:span text:style-name="T1">Usernames:</text:span></text:p>
      <text:p text:style-name="P5"/>
      <text:p text:style-name="P5"><text:tab/>User access is typically setup such that the user's actual name makes up <text:tab/>their username...</text:p>
      <text:p text:style-name="P5"/>
      <text:p text:style-name="P5"><text:tab/><text:tab/>username = <text:tab/>[first initial of first name] + [full last name] </text:p>
      <text:p text:style-name="P5"/>
      <text:p text:style-name="P5"><text:tab/>In the event where this scheme creates multiples of the same name, you have <text:tab/>likely been assigned a number...</text:p>
      <text:p text:style-name="P5"/>
      <text:p text:style-name="P5"><text:tab/><text:tab/>username = [first initial of first name] + [full last name] + [number]</text:p>
      <text:p text:style-name="P5"/>
      <text:p text:style-name="P5"><text:tab/>For example, if you're name is 'John Doe', your username would be...</text:p>
      <text:p text:style-name="P5"/>
      <text:p text:style-name="P5"><text:tab/><text:tab/>username = j + doe</text:p>
      <text:p text:style-name="P5"><text:tab/><text:tab/><text:tab/> <text:s text:c="2"/>= jdoe</text:p>
      <text:p text:style-name="P5"/>
      <text:p text:style-name="P5"><text:tab/>Usernames should be all lowercase ('small') letters, and ARE case sensitive <text:tab/>(so don't type in upper case, or the system will deny your access).</text:p>
      <text:p text:style-name="P5"/>
      <text:p text:style-name="P5"/>
      <text:p text:style-name="P5"/>
      <text:p text:style-name="P8"><text:tab/><text:span text:style-name="T2">Passwords:</text:span></text:p>
      <text:p text:style-name="P5"><text:span text:style-name="T3"/></text:p>
      <text:p text:style-name="P5"><text:span text:style-name="T3"><text:tab/>Passwords, like usernames, should be all lowercase, to keep from becoming <text:tab/>confusing. <text:s/>However, if you wish, you may change your password to include <text:tab/>upper case letters, or any combination of upper / lower case letters, <text:tab/>numbers, etc. <text:s/>Several symbols are also accepted.</text:span></text:p>
      <text:p text:style-name="P5"><text:span text:style-name="T3"/></text:p>
      <text:p text:style-name="P5"><text:span text:style-name="T3"><text:tab/>Default passwords are typically the same for an entire facility.</text:span></text:p>
      <text:p text:style-name="P5"><text:span text:style-name="T3"/></text:p>
      <text:p text:style-name="P5"><text:span text:style-name="T3"><text:tab/>For example, at Sorrento Buffalo, default user passwords are 'cheese', and</text:span></text:p>
      <text:p text:style-name="P5"><text:span text:style-name="T3"><text:tab/>default maintenance personnel passwords are 'maint'.</text:span></text:p>
      <text:p text:style-name="P5"><text:span text:style-name="T3"/></text:p>
      <text:p text:style-name="P5"><text:span text:style-name="T3"><text:tab/><text:tab/>Users are encouraged, and required, to change their password once they <text:tab/><text:tab/>log into the system for the first time. <text:s/>You can do this by going to <text:tab/><text:tab/><text:tab/>the 'Settings' tab, and scrolling down to Level '7', change password...</text:span></text:p>
      <text:p text:style-name="P5"><text:span text:style-name="T3"/></text:p>
      <text:p text:style-name="P5"><draw:frame draw:style-name="fr1" draw:name="graphics1" text:anchor-type="paragraph" svg:x="0.7693in" svg:y="0.1047in" svg:width="5.3862in" svg:height="1.928in" draw:z-index="0"><draw:image xlink:href="Pictures/2000000700003570000013209D7BD4FF.svm" xlink:type="simple" xlink:show="embed" xlink:actuate="onLoad"/></draw:frame><text:span text:style-name="T3"/></text:p>
      <text:p text:style-name="P5"><text:span text:style-name="T3"><text:tab/><text:tab/>Once you've entered your existing (or 'old') and your desired ('new') <text:tab/><text:tab/><text:tab/>passwords, you may then press the 'Go' button, and the system will be <text:tab/><text:tab/><text:tab/>updated.</text:span></text:p>
      <text:p text:style-name="P5"><text:span text:style-name="T3"/></text:p>
      <text:p text:style-name="P5"><text:span text:style-name="T3"/></text:p>
      <text:p text:style-name="P5"><text:span text:style-name="T3"><text:tab/><text:tab/>DO NOT SHARE YOUR PASSWORD WITH ANYONE! <text:s/>The system logs certain <text:tab/><text:tab/><text:tab/>actions and associates them with the user who executed them. <text:s/>Unless <text:tab/><text:tab/><text:tab/>you wish to take responsibility for the actions of those who you've <text:tab/><text:tab/><text:tab/>shared your password with (which you certainly should not), then do NOT <text:tab/><text:tab/>share your passwo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irge.lactalis.us </meta:initial-creator>
    <meta:creation-date>2010-09-27T23:02:36</meta:creation-date>
    <dc:date>2010-10-07T00:51:03.82</dc:date>
    <dc:creator>Vince Spinelli</dc:creator>
    <meta:editing-duration>PT02H03M09S</meta:editing-duration>
    <meta:editing-cycles>7</meta:editing-cycles>
    <meta:generator>OpenOffice.org/3.0$Win32 OpenOffice.org_project/300m15$Build-9379</meta:generator>
    <meta:document-statistic meta:table-count="0" meta:image-count="1" meta:object-count="0" meta:page-count="2" meta:paragraph-count="23" meta:word-count="301" meta:character-count="1865"/>
    <meta:user-defined meta:name="Info 1"/>
    <meta:user-defined meta:name="Info 2"/>
    <meta:user-defined meta:name="Info 3"/>
    <meta:user-defined meta:name="Info 4"/>
  </office:meta>
</office:document-meta>
</file>